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08cm" table:align="left"/>
    </style:style>
    <style:style style:name="Table1.A" style:family="table-column">
      <style:table-column-properties style:column-width="3.80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62cm" table:align="left"/>
    </style:style>
    <style:style style:name="Table2.A" style:family="table-column">
      <style:table-column-properties style:column-width="3.36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845cm" table:align="left"/>
    </style:style>
    <style:style style:name="Table3.A" style:family="table-column">
      <style:table-column-properties style:column-width="3.84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.603cm" table:align="left"/>
    </style:style>
    <style:style style:name="Table7.A" style:family="table-column">
      <style:table-column-properties style:column-width="1.60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2.027cm" table:align="left"/>
    </style:style>
    <style:style style:name="Table8.A" style:family="table-column">
      <style:table-column-properties style:column-width="2.02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96cm" table:align="left"/>
    </style:style>
    <style:style style:name="Table10.A" style:family="table-column">
      <style:table-column-properties style:column-width="4.96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61cm" table:align="left"/>
    </style:style>
    <style:style style:name="Table11.A" style:family="table-column">
      <style:table-column-properties style:column-width="0.6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632cm" table:align="left"/>
    </style:style>
    <style:style style:name="Table12.A" style:family="table-column">
      <style:table-column-properties style:column-width="2.63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4.964cm" table:align="left"/>
    </style:style>
    <style:style style:name="Table13.A" style:family="table-column">
      <style:table-column-properties style:column-width="4.96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78cm" table:align="left"/>
    </style:style>
    <style:style style:name="Table14.A" style:family="table-column">
      <style:table-column-properties style:column-width="2.7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.854cm" table:align="left"/>
    </style:style>
    <style:style style:name="Table15.A" style:family="table-column">
      <style:table-column-properties style:column-width="2.85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3.842cm" table:align="left"/>
    </style:style>
    <style:style style:name="Table16.A" style:family="table-column">
      <style:table-column-properties style:column-width="3.84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408cm" table:align="left"/>
    </style:style>
    <style:style style:name="Table17.A" style:family="table-column">
      <style:table-column-properties style:column-width="3.40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504cm" table:align="left"/>
    </style:style>
    <style:style style:name="Table18.A" style:family="table-column">
      <style:table-column-properties style:column-width="0.50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956cm" table:align="left"/>
    </style:style>
    <style:style style:name="Table19.A" style:family="table-column">
      <style:table-column-properties style:column-width="2.95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504cm" table:align="left"/>
    </style:style>
    <style:style style:name="Table20.A" style:family="table-column">
      <style:table-column-properties style:column-width="0.50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.205cm" table:align="left"/>
    </style:style>
    <style:style style:name="Table21.A" style:family="table-column">
      <style:table-column-properties style:column-width="2.205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504cm" table:align="left"/>
    </style:style>
    <style:style style:name="Table23.A" style:family="table-column">
      <style:table-column-properties style:column-width="0.50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166cm" table:align="left"/>
    </style:style>
    <style:style style:name="Table24.A" style:family="table-column">
      <style:table-column-properties style:column-width="4.16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504cm" table:align="left"/>
    </style:style>
    <style:style style:name="Table25.A" style:family="table-column">
      <style:table-column-properties style:column-width="0.50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2.769cm" table:align="left"/>
    </style:style>
    <style:style style:name="Table26.A" style:family="table-column">
      <style:table-column-properties style:column-width="2.769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504cm" table:align="left"/>
    </style:style>
    <style:style style:name="Table27.A" style:family="table-column">
      <style:table-column-properties style:column-width="0.504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2.131cm" table:align="left"/>
    </style:style>
    <style:style style:name="Table28.A" style:family="table-column">
      <style:table-column-properties style:column-width="2.13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504cm" table:align="left"/>
    </style:style>
    <style:style style:name="Table29.A" style:family="table-column">
      <style:table-column-properties style:column-width="0.50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504cm" table:align="left"/>
    </style:style>
    <style:style style:name="Table31.A" style:family="table-column">
      <style:table-column-properties style:column-width="0.50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298cm" table:align="left"/>
    </style:style>
    <style:style style:name="Table32.A" style:family="table-column">
      <style:table-column-properties style:column-width="0.29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298cm" table:align="left"/>
    </style:style>
    <style:style style:name="Table33.A" style:family="table-column">
      <style:table-column-properties style:column-width="0.29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0.298cm" table:align="left"/>
    </style:style>
    <style:style style:name="Table36.A" style:family="table-column">
      <style:table-column-properties style:column-width="0.29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04cm" table:align="left"/>
    </style:style>
    <style:style style:name="Table39.A" style:family="table-column">
      <style:table-column-properties style:column-width="0.50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722cm" table:align="left"/>
    </style:style>
    <style:style style:name="Table40.A" style:family="table-column">
      <style:table-column-properties style:column-width="1.722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.722cm" table:align="left"/>
    </style:style>
    <style:style style:name="Table41.A" style:family="table-column">
      <style:table-column-properties style:column-width="1.722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9.864cm" table:align="left"/>
    </style:style>
    <style:style style:name="Table42.A" style:family="table-column">
      <style:table-column-properties style:column-width="9.864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504cm" table:align="left"/>
    </style:style>
    <style:style style:name="Table43.A" style:family="table-column">
      <style:table-column-properties style:column-width="0.504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.951cm" table:align="left"/>
    </style:style>
    <style:style style:name="Table44.A" style:family="table-column">
      <style:table-column-properties style:column-width="1.951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504cm" table:align="left"/>
    </style:style>
    <style:style style:name="Table45.A" style:family="table-column">
      <style:table-column-properties style:column-width="0.50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2.424cm" table:align="left"/>
    </style:style>
    <style:style style:name="Table46.A" style:family="table-column">
      <style:table-column-properties style:column-width="2.42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2.626cm" table:align="left"/>
    </style:style>
    <style:style style:name="Table47.A" style:family="table-column">
      <style:table-column-properties style:column-width="2.626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2.626cm" table:align="left"/>
    </style:style>
    <style:style style:name="Table48.A" style:family="table-column">
      <style:table-column-properties style:column-width="2.626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2.626cm" table:align="left"/>
    </style:style>
    <style:style style:name="Table49.A" style:family="table-column">
      <style:table-column-properties style:column-width="2.626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2.626cm" table:align="left"/>
    </style:style>
    <style:style style:name="Table50.A" style:family="table-column">
      <style:table-column-properties style:column-width="2.626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2.626cm" table:align="left"/>
    </style:style>
    <style:style style:name="Table51.A" style:family="table-column">
      <style:table-column-properties style:column-width="2.626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8.948cm" table:align="left"/>
    </style:style>
    <style:style style:name="Table52.A" style:family="table-column">
      <style:table-column-properties style:column-width="8.948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9.366cm" table:align="left"/>
    </style:style>
    <style:style style:name="Table53.A" style:family="table-column">
      <style:table-column-properties style:column-width="9.366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9.366cm" table:align="left"/>
    </style:style>
    <style:style style:name="Table54.A" style:family="table-column">
      <style:table-column-properties style:column-width="9.366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9.366cm" table:align="left"/>
    </style:style>
    <style:style style:name="Table55.A" style:family="table-column">
      <style:table-column-properties style:column-width="9.366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9.578cm" table:align="left"/>
    </style:style>
    <style:style style:name="Table56.A" style:family="table-column">
      <style:table-column-properties style:column-width="9.578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4.736cm" table:align="left"/>
    </style:style>
    <style:style style:name="Table57.A" style:family="table-column">
      <style:table-column-properties style:column-width="4.736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4.584cm" table:align="left"/>
    </style:style>
    <style:style style:name="Table58.A" style:family="table-column">
      <style:table-column-properties style:column-width="4.584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4.584cm" table:align="left"/>
    </style:style>
    <style:style style:name="Table59.A" style:family="table-column">
      <style:table-column-properties style:column-width="4.58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4.584cm" table:align="left"/>
    </style:style>
    <style:style style:name="Table60.A" style:family="table-column">
      <style:table-column-properties style:column-width="4.584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4.584cm" table:align="left"/>
    </style:style>
    <style:style style:name="Table61.A" style:family="table-column">
      <style:table-column-properties style:column-width="4.58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8.604cm" table:align="left"/>
    </style:style>
    <style:style style:name="Table62.A" style:family="table-column">
      <style:table-column-properties style:column-width="8.604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.723cm" table:align="left"/>
    </style:style>
    <style:style style:name="Table63.A" style:family="table-column">
      <style:table-column-properties style:column-width="1.723cm"/>
    </style:style>
    <style:style style:name="Table6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&lt;pthread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&lt;stdio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//#include &lt;string.h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int arr[1000]={42, 16, 45, 38, 44, 3, 28, 47, 4, 38, 2, 30, 47, 31, 41, 12, 15, 26, 27, 15, 49, 24, 28, 1, 42, 14, 23, 37, 15, 8, 42, 19, 36, 11, 1, 37, 2, 8, 39, 42, 14, 22, 44, 1, 11, 13, 37, 34, 13, 19, 36, 36, 16, 49, 39, 41, 14, 49, 44, 25, 49, 19, 21, 49, 44, 43, 1, 46, 32, 1, 21, 11, 41, 9, 3, 32, 49, 1, 38, 50, 44, 26, 28, 16, 35, 30, 29, 42, 20, 22, 27, 43, 2, 15, 43, 11, 25, 20, 12, 38, 42, 6, 29, 26, 18, 12, 22, 3, 49, 14, 30, 2, 41, 41, 2, 42, 31, 27, 31, 43, 5, 19, 46, 42, 5, 44, 37, 1, 18, 34, 34, 1, 16, 4, 38, 26, 23, 31, 9, 16, 32, 3, 17, 39, 8, 37, 17, 49, 14, 44, 12, 21, 49, 18, 29, 47, 47, 26, 21, 13, 2, 12, 21, 44, 4, 30, 49, 22, 16, 4, 6, 33, 17, 12, 15, 22, 35, 6, 29, 13, 9, 25, 48, 29, 23, 41, 18, 10, 16, 49, 47, 1, 39, 31, 1, 31, 39, 4, 26, 35, 20, 4, 20, 39, 5, 32, 49, 41, 28, 29, 14, 34, 43, 41, 13, 15, 47, 12, 50, 21, 14, 37, 36, 35, 37, 8, 27, 17, 48, 48, 20, 20, 17, 15, 32, 38, 17, 10, 23, 11, 15, 50, 9, 32, 25, 12, 12, 35, 34, 6, 44, 30, 25, 36, 18, 46, 25, 21, 48, 21, 21, 5, 38, 28, 9, 29, 28, 11, 4, 49, 23, 38, 4, 4, 45, 12, 34, 21, 45, 10, 12, 47, 44, 27, 45, 11, 45, 31, 43, 14, 7, 25, 11, 50, 15, 45, 32, 14, 18, 16, 18, 8, 4, 45, 40, 13, 32, 2, 4, 41, 45, 39, 12, 31, 41, 35, 12, 17, 50, 46, 22, 22, 13, 41, 35, 32, 34, 3, 38, 5, 50, 43, 3, 12, 38, 42, 47, 29, 35, 17, 19, 49, 33, 36, 47, 35, 47, 50, 8, 26, 42, 26, 7, 28, 9, 50, 4, 18, 49, 43, 36, 43, 4, 49, 29, 40, 10, 26, 21, 28, 19, 8, 7, 33, 26, 44, 28, 28, 43, 42, 25, 34, 2, 45, 45, 35, 4, 7, 40, 48, 14, 28, 36, 6, 40, 50, 15, 32, 21, 22, 6, 37, 22, 35, 33, 12, 38, 7, 42, 2, 33, 34, 48, 22, 22, 23, 18, 34, 35, 15, 40, 6, 45, 38, 36, 49, 8, 7, 39, 49, 21, 9, 29, 22, 25, 49, 22, 45, 15, 2, 9, 11, 26, 8, 36, 16, 27, 15, 36, 28, 48, 11, 43, 13, 23, 36, 24, 18, 50, 49, 30, 39, 20, 4, 48, 13, 24, 32, 41, 4, 3, 10, 37, 21, 39, 27, 26, 9, 30, 43, 14, 37, 18, 17, 32, 48, 29, 32, 7, 28, 3, 18, 2, 38, 39, 42, 25, 32, 45, 27, 49, 19, 38, 7, 6, 39, 2, 47, 18, 46, 20, 16, 48, 10, 28, 30, 25, 5, 27, 20, 43, 30, 2, 5, 7, 43, 40, 42, 21, 24, 21, 14, 13, 45, 30, 10, 1, 39, 23, 10, 50, 26, 36, 47, 24, 38, 24, 4, 28, 42, 3, 10, 9, 13, 15, 15, 47, 20, 13, 12, 22, 5, 2, 22, 13, 40, 43, 42, 21, 23, 13, 41, 8, 25, 14, 39, 9, 10, 50, 4, 3, 6, 16, 11, 4, 44, 36, 42, 48, 41, 12, 25, 2, 38, 16, 23, 9, 14, 16, 7, 20, 37, 4, 36, 11, 21, 6, 32, 14, 40, 13, 42, 24, 47, 42, 38, 33, 25, 28, 43, 15, 39, 37, 45, 37, 50, 42, 50, 11, 27, 30, 25, 22, 49, 14, 49, 14, 37, 7, 43, 19, 8, 37, 15, 33, 44, 3, 38, 8, 1, 32, 12, 8, 23, 8, 11, 10, 31, 11, 7, 48, 38, 49, 10, 5, 4, 47, 26, 39, 27, 26, 30, 39, 18, 35, 30, 4, 25, 37, 38, 13, 15, 37, 32, 4, 34, 10, 17, 48, 49, 19, 39, 30, 5, 45, 38, 34, 41, 8, 40, 38, 32, 19, 27, 41, 28, 12, 38, 10, 14, 40, 40, 37, 33, 16, 37, 34, 13, 19, 36, 27, 37, 47, 10, 14, 21, 28, 37, 15, 13, 46, 42, 9, 12, 46, 44, 31, 5, 30, 38, 50, 26, 1, 31, 44, 12, 43, 19, 48, 26, 24, 7, 37, 24, 50, 25, 36, 7, 2, 37, 14, 40, 24, 31, 17, 9, 9, 44, 35, 37, 2, 38, 5, 20, 16, 15, 35, 38, 1, 18, 10, 43, 33, 33, 8, 50, 44, 8, 41, 38, 24, 25, 25, 23, 36, 43, 26, 39, 40, 13, 28, 10, 19, 38, 38, 33, 10, 2, 22, 29, 36, 29, 4, 38, 26, 43, 11, 42, 23, 17, 37, 7, 27, 6, 24, 50, 40, 2, 33, 41, 34, 16, 36, 41, 20, 47, 15, 21, 47, 19, 4, 8, 30, 11, 39, 42, 21, 18, 35, 38, 43, 34, 36, 38, 1, 36, 49, 15, 16, 25, 23, 5, 23, 34, 34, 35, 30, 42, 37, 25, 49, 46, 46, 30, 4, 6, 5, 44, 1, 45, 4, 35, 50, 47, 3, 37, 29, 7, 26, 12, 4, 44, 30, 18, 22, 37, 41, 25, 45, 41, 42, 27, 46, 33, 17, 31, 26, 43, 14, 48, 16, 36, 3, 1, 48, 12, 5, 1, 30, 46, 5, 43, 42, 33, 1, 24, 50, 19, 20, 14, 21, 42, 11, 21, 3, 50, 18, 8, 21, 41, 23, 5, 6, 38, 35, 1, 21, 47, 19, 26, 46, 9, 42, 9, 24, 41, 21, 4, 33, 33, 20, 31, 21, 44, 31, 30, 25, 32, 16, 39, 46, 41, 25, 8, 14, 42, 23, 27, 36, 29, 36, 11, 20, 39, 4, 5, 34, 30, 1, 8, 40, 30, 14, 37, 10, 42, 48, 20, 0, 41, 35}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int x=0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int y=200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void* task_body(void *arg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{ 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char* pv=arg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printf("In Range %s\n",pv)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int min=arr[0]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int max=arr[0];</text:p>
          </table:table-cell>
        </table:table-row>
      </table:table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Table_20_Contents"><text:bookmark text:name="LC16"/>for(int i=x;i&lt;y-1;i++)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if(arr[i]&gt;=arr[i+1]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{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if (arr[i]&gt;=max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{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max=arr[i]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}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else if(arr[i]&lt;=arr[i+1]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{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if(arr[i]&lt;=min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{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min=arr[i]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}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0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}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"><text:bookmark text:name="LC33"/>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"><text:bookmark text:name="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"><text:bookmark text:name="LC36"/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"><text:bookmark text:name="LC37"/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LC38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}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x+=200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y+=200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printf("Max in the list is %d and min is %d\n",max,min)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}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int main()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{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void* status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pthread_t pt1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pthread_t pt2;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pthread_t pt3;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pthread_t pt4;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pthread_t pt5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thread_create(&amp;pt1,NULL,task_body,"0 to 200")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pthread_create(&amp;pt2,NULL,task_body,"200 to 400");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pthread_create(&amp;pt3,NULL,task_body,"400 to 600")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pthread_create(&amp;pt4,NULL,task_body,"600 to 800")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pthread_create(&amp;pt5,NULL,task_body,"800 to 1000")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pthread_join(pt1,&amp;status)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pthread_join(pt2,NULL)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pthread_join(pt3,NULL);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pthread_join(pt4,NULL)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pthread_join(pt5,NULL)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2"/>printf("thread exit status is :%ld\n", (long)status)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return 0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28:53.689898578</meta:creation-date>
    <dc:date>2021-03-04T08:30:06.974808759</dc:date>
    <meta:editing-duration>PT1M16S</meta:editing-duration>
    <meta:editing-cycles>2</meta:editing-cycles>
    <meta:generator>LibreOffice/6.4.4.2$Linux_X86_64 LibreOffice_project/40$Build-2</meta:generator>
    <meta:document-statistic meta:table-count="63" meta:image-count="0" meta:object-count="0" meta:page-count="2" meta:paragraph-count="52" meta:word-count="1098" meta:character-count="4740" meta:non-whitespace-character-count="3693"/>
  </office:meta>
</office:document-meta>
</file>